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ck to Black Demo" svg:font-family="'Back to Black Demo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ack to Black Demo" fo:font-size="28pt" officeooo:rsid="000b455b" officeooo:paragraph-rsid="000b455b" style:font-size-asian="24.5pt" style:font-size-complex="28pt"/>
    </style:style>
    <style:style style:name="P2" style:family="paragraph" style:parent-style-name="Standard">
      <style:text-properties style:font-name="Back to Black Demo" fo:font-size="42pt" officeooo:rsid="000db170" officeooo:paragraph-rsid="000db170" style:font-size-asian="36.75pt" style:font-size-complex="42pt"/>
    </style:style>
    <style:style style:name="P3" style:family="paragraph" style:parent-style-name="Standard">
      <style:text-properties officeooo:paragraph-rsid="000b455b"/>
    </style:style>
    <style:style style:name="P4" style:family="paragraph" style:parent-style-name="Text_20_body">
      <style:text-properties style:font-name="Back to Black Demo" fo:font-size="48pt" officeooo:rsid="000db170" style:font-size-asian="42pt" style:font-size-complex="48pt"/>
    </style:style>
    <style:style style:name="P5" style:family="paragraph">
      <loext:graphic-properties draw:fill="none" draw:fill-color="#ffffff"/>
      <style:text-properties style:font-name="Back to Black Demo" fo:font-size="36pt" style:font-size-asian="36pt" style:font-size-complex="36pt"/>
    </style:style>
    <style:style style:name="T1" style:family="text">
      <style:text-properties style:font-name="Back to Black Demo" fo:font-size="36pt" officeooo:rsid="000b455b" style:font-size-asian="31.5pt" style:font-size-complex="36pt"/>
    </style:style>
    <style:style style:name="T2" style:family="text">
      <style:text-properties style:font-name="Back to Black Demo" fo:font-size="36pt" style:font-size-asian="36pt" style:font-size-complex="36pt"/>
    </style:style>
    <style:style style:name="T3" style:family="text">
      <style:text-properties style:font-name="Back to Black Demo" fo:font-size="40pt" style:font-size-asian="40pt" style:font-size-complex="40pt"/>
    </style:style>
    <style:style style:name="T4" style:family="text">
      <style:text-properties style:font-name="Back to Black Demo" fo:font-size="44pt" style:font-size-asian="44pt" style:font-size-complex="44pt"/>
    </style:style>
    <style:style style:name="gr1" style:family="graphic">
      <style:graphic-properties draw:stroke="none" svg:stroke-color="#000000" draw:fill="none" draw:fill-color="#ffffff" fo:min-height="3.0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5" svg:width="4.813in" svg:height="3.0941in" svg:x="1.2327in" svg:y="0.9839in"><draw:text-box><text:p><text:span text:style-name="T2">Lucas</text:span></text:p><text:p><text:span text:style-name="T2"/></text:p><text:p><text:span text:style-name="T3">Lukas</text:span></text:p><text:p><text:span text:style-name="T3"/></text:p><text:p><text:span text:style-name="T4">Lukas</text:span></text:p></draw:text-box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ck to Black Demo" svg:font-family="'Back to Black Demo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writing-mode="lr-tb"/>
      <style:text-properties style:font-name="Back to Black Demo" fo:font-family="'Back to Black Demo'" style:font-pitch="variable" fo:font-size="48pt" officeooo:rsid="000db170" style:font-size-asian="42pt" style:font-size-complex="4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7:19:27.020707454</meta:creation-date>
    <dc:date>2022-07-03T18:36:16.043994181</dc:date>
    <meta:editing-duration>PT13M39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